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Consolas" svg:font-family="Consolas, 'courier new'"/>
    <style:font-face style:name="Lato" svg:font-family="Lato, 'Noto Kufi Arabic', sans-serif"/>
    <style:font-face style:name="Lohit Devanagari1" svg:font-family="'Lohit Devanagari'"/>
    <style:font-face style:name="Merriweather Sans" svg:font-family="'Merriweather Sans', sans-serif"/>
    <style:font-face style:name="Montserrat" svg:font-family="Montserrat, sans-serif"/>
    <style:font-face style:name="Source Sans Pro" svg:font-family="'Source Sans Pro', Helvetica, Arial, sans-serif"/>
    <style:font-face style:name="Verdana" svg:font-family="Verdana, sans-serif"/>
    <style:font-face style:name="helvetica" svg:font-family="helvetica, arial, sans-serif"/>
    <style:font-face style:name="urw-din" svg:font-family="urw-din, sans-serif"/>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4.208cm" fo:margin-left="0.54cm" table:align="left"/>
    </style:style>
    <style:style style:name="Table1.A" style:family="table-column">
      <style:table-column-properties style:column-width="6.747cm"/>
    </style:style>
    <style:style style:name="Table1.B" style:family="table-column">
      <style:table-column-properties style:column-width="7.46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DejaVu Serif" fo:font-size="12pt" fo:letter-spacing="normal" fo:font-style="normal" style:text-underline-style="none" fo:font-weight="normal" officeooo:paragraph-rsid="0009c0fb" style:font-size-asian="12pt" style:font-style-asian="normal" style:font-weight-asian="normal" style:font-size-complex="12pt" style:font-style-complex="normal" style:font-weight-complex="normal"/>
    </style:style>
    <style:style style:name="P2" style:family="paragraph" style:parent-style-name="Standard">
      <style:text-properties fo:font-variant="normal" fo:text-transform="none" fo:color="#000000" style:font-name="DejaVu Serif" fo:font-size="12pt" fo:letter-spacing="normal" fo:font-style="normal" style:text-underline-style="none" fo:font-weight="normal" officeooo:paragraph-rsid="000bc3f5" style:font-size-asian="12pt" style:font-style-asian="normal" style:font-weight-asian="normal" style:font-size-complex="12pt" style:font-style-complex="normal" style:font-weight-complex="normal"/>
    </style:style>
    <style:style style:name="P3" style:family="paragraph" style:parent-style-name="Standard">
      <style:text-properties fo:font-variant="normal" fo:text-transform="none" fo:color="#000000" style:font-name="DejaVu Serif" fo:font-size="12pt" fo:letter-spacing="normal" fo:font-style="normal" style:text-underline-style="none" fo:font-weight="bold" officeooo:paragraph-rsid="0009c0fb" style:font-size-asian="12pt" style:font-style-asian="normal" style:font-weight-asian="bold" style:font-size-complex="12pt" style:font-style-complex="normal" style:font-weight-complex="bold"/>
    </style:style>
    <style:style style:name="P4" style:family="paragraph" style:parent-style-name="Standard">
      <style:text-properties fo:font-variant="normal" fo:text-transform="none" fo:color="#000000" style:font-name="DejaVu Serif" fo:font-size="12pt" fo:letter-spacing="normal" fo:font-style="normal" style:text-underline-style="none" fo:font-weight="bold" officeooo:paragraph-rsid="000bc3f5" style:font-size-asian="12pt" style:font-style-asian="normal" style:font-weight-asian="bold" style:font-size-complex="12pt" style:font-style-complex="normal" style:font-weight-complex="bold"/>
    </style:style>
    <style:style style:name="P5" style:family="paragraph" style:parent-style-name="Standard">
      <style:text-properties fo:font-variant="normal" fo:text-transform="none" fo:color="#000000" style:font-name="DejaVu Serif" fo:font-size="12pt" fo:letter-spacing="normal" fo:font-style="normal" style:text-underline-style="none" fo:font-weight="bold" officeooo:rsid="000c5f88" officeooo:paragraph-rsid="000c5f88" style:font-size-asian="12pt" style:font-style-asian="normal" style:font-weight-asian="bold" style:font-size-complex="12pt" style:font-style-complex="normal" style:font-weight-complex="bold"/>
    </style:style>
    <style:style style:name="P6" style:family="paragraph" style:parent-style-name="Standard">
      <style:text-properties fo:color="#000000" style:font-name="DejaVu Serif" fo:font-size="12pt" fo:font-style="normal" style:text-underline-style="none" fo:font-weight="normal" officeooo:rsid="0009c0fb" officeooo:paragraph-rsid="0009c0fb"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DejaVu Serif" fo:font-size="12pt" fo:font-style="normal" style:text-underline-style="none" fo:font-weight="bold" officeooo:rsid="0009c0fb" officeooo:paragraph-rsid="0009c0fb" style:font-size-asian="12pt" style:font-style-asian="normal" style:font-weight-asian="bold" style:font-size-complex="12pt" style:font-style-complex="normal" style:font-weight-complex="bold"/>
    </style:style>
    <style:style style:name="P8" style:family="paragraph" style:parent-style-name="Standard">
      <style:text-properties fo:color="#000000" style:font-name="DejaVu Serif" fo:font-size="12pt" fo:font-style="normal" style:text-underline-style="none" fo:font-weight="bold" officeooo:paragraph-rsid="0009c0fb" style:font-size-asian="12pt" style:font-style-asian="normal" style:font-weight-asian="bold" style:font-size-complex="12pt" style:font-style-complex="normal" style:font-weight-complex="bold"/>
    </style:style>
    <style:style style:name="P9" style:family="paragraph" style:parent-style-name="Text_20_body">
      <style:text-properties fo:font-variant="normal" fo:text-transform="none" fo:color="#2d3e50" style:font-name="Source Sans Pro" fo:font-size="10.5pt" fo:letter-spacing="normal" fo:font-style="normal" fo:font-weight="normal" officeooo:paragraph-rsid="000bc3f5"/>
    </style:style>
    <style:style style:name="P10" style:family="paragraph" style:parent-style-name="Text_20_body">
      <style:text-properties fo:font-variant="normal" fo:text-transform="none" fo:color="#000000" style:font-name="DejaVu Serif" fo:font-size="12pt" fo:letter-spacing="normal" fo:font-style="normal" style:text-underline-style="none" fo:font-weight="normal" officeooo:paragraph-rsid="000bc3f5" style:font-size-asian="12pt" style:font-style-asian="normal" style:font-weight-asian="normal" style:font-size-complex="12pt" style:font-style-complex="normal" style:font-weight-complex="normal"/>
    </style:style>
    <style:style style:name="P11" style:family="paragraph" style:parent-style-name="Text_20_body">
      <style:text-properties fo:font-variant="normal" fo:text-transform="none" fo:color="#000000" style:font-name="DejaVu Serif" fo:font-size="12pt" fo:letter-spacing="normal" fo:font-style="normal" style:text-underline-style="none" fo:font-weight="bold" officeooo:rsid="000c5f88" officeooo:paragraph-rsid="000c5f88" style:font-size-asian="12pt" style:font-style-asian="normal" style:font-weight-asian="bold" style:font-size-complex="12pt" style:font-style-complex="normal" style:font-weight-complex="bold"/>
    </style:style>
    <style:style style:name="P12" style:family="paragraph" style:parent-style-name="Text_20_body">
      <style:text-properties officeooo:paragraph-rsid="000bc3f5"/>
    </style:style>
    <style:style style:name="P13" style:family="paragraph" style:parent-style-name="Text_20_body">
      <style:text-properties officeooo:paragraph-rsid="000c149b"/>
    </style:style>
    <style:style style:name="P14" style:family="paragraph" style:parent-style-name="Text_20_body">
      <style:text-properties fo:color="#000000" style:font-name="DejaVu Serif" fo:font-size="12pt" fo:font-style="normal" style:text-underline-style="none" fo:font-weight="normal" officeooo:paragraph-rsid="000bc3f5" style:font-size-asian="12pt" style:font-style-asian="normal" style:font-weight-asian="normal" style:font-size-complex="12pt" style:font-style-complex="normal" style:font-weight-complex="normal"/>
    </style:style>
    <style:style style:name="P15" style:family="paragraph" style:parent-style-name="Text_20_body">
      <style:text-properties fo:color="#000000" style:font-name="DejaVu Serif" fo:font-size="12pt" fo:font-style="normal" style:text-underline-style="none" fo:font-weight="bold" officeooo:paragraph-rsid="000bc3f5" style:font-size-asian="12pt" style:font-style-asian="normal" style:font-weight-asian="bold" style:font-size-complex="12pt" style:font-style-complex="normal" style:font-weight-complex="bold"/>
    </style:style>
    <style:style style:name="P16" style:family="paragraph" style:parent-style-name="Text_20_body">
      <style:text-properties fo:color="#000000" style:font-name="DejaVu Serif" fo:font-size="12pt" fo:font-style="normal" style:text-underline-style="none" fo:font-weight="bold" officeooo:rsid="000e6e7c" officeooo:paragraph-rsid="000e6e7c" style:font-size-asian="12pt" style:font-style-asian="normal" style:font-weight-asian="bold" style:font-size-complex="12pt" style:font-style-complex="normal" style:font-weight-complex="bold"/>
    </style:style>
    <style:style style:name="P17" style:family="paragraph" style:parent-style-name="Text_20_body">
      <style:text-properties fo:color="#000000" style:font-name="DejaVu Serif" fo:font-size="10pt" fo:font-style="normal" style:text-underline-style="none" fo:font-weight="normal" officeooo:paragraph-rsid="000bc3f5" style:font-size-asian="10pt" style:font-style-asian="normal" style:font-weight-asian="normal" style:font-size-complex="10pt" style:font-style-complex="normal" style:font-weight-complex="normal"/>
    </style:style>
    <style:style style:name="P18" style:family="paragraph" style:parent-style-name="Text_20_body">
      <style:text-properties fo:color="#000000" style:font-name="DejaVu Serif" fo:font-size="10pt" fo:font-style="normal" style:text-underline-style="none" fo:font-weight="normal" officeooo:rsid="000e6e7c" officeooo:paragraph-rsid="000e6e7c" style:font-size-asian="8.75pt" style:font-style-asian="normal" style:font-weight-asian="normal" style:font-size-complex="10pt" style:font-style-complex="normal" style:font-weight-complex="normal"/>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left="0cm" fo:margin-right="0cm" fo:orphans="2" fo:widows="2" fo:text-indent="0cm" style:auto-text-indent="false"/>
    </style:style>
    <style:style style:name="P21" style:family="paragraph" style:parent-style-name="Text_20_body">
      <style:paragraph-properties fo:margin-left="0cm" fo:margin-right="0cm" fo:orphans="2" fo:widows="2" fo:text-indent="0cm" style:auto-text-indent="false"/>
      <style:text-properties officeooo:paragraph-rsid="000bc3f5"/>
    </style:style>
    <style:style style:name="P22" style:family="paragraph" style:parent-style-name="Text_20_body">
      <style:paragraph-properties fo:margin-left="0cm" fo:margin-right="0cm" fo:orphans="2" fo:widows="2" fo:text-indent="0cm" style:auto-text-indent="false"/>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style:style>
    <style:style style:name="P2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erif" fo:font-size="12pt" fo:letter-spacing="normal" fo:font-style="normal" style:text-underline-style="none" fo:font-weight="normal" officeooo:paragraph-rsid="000c149b"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erif" fo:font-size="12pt" fo:letter-spacing="normal" fo:font-style="normal" style:text-underline-style="none" fo:font-weight="normal" officeooo:paragraph-rsid="000c5f88" style:font-size-asian="12pt" style:font-style-asian="normal" style:font-weight-asian="normal" style:font-size-complex="12pt" style:font-style-complex="normal" style:font-weight-complex="normal"/>
    </style:style>
    <style:style style:name="P2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erif" fo:font-size="12pt" fo:letter-spacing="normal" fo:font-style="normal" style:text-underline-style="none" fo:font-weight="normal" officeooo:rsid="000c149b" officeooo:paragraph-rsid="000c149b"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erif" fo:font-size="12pt" fo:letter-spacing="normal" fo:font-style="normal" style:text-underline-style="none" fo:font-weight="normal" officeooo:rsid="000c5f88" officeooo:paragraph-rsid="000c5f88"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3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DejaVu Serif" fo:font-size="12pt" fo:font-style="normal" style:text-underline-style="none" fo:font-weight="normal" officeooo:paragraph-rsid="000c5f88" style:font-size-asian="12pt" style:font-style-asian="normal" style:font-weight-asian="normal" style:font-size-complex="12pt" style:font-style-complex="normal" style:font-weight-complex="normal"/>
    </style:style>
    <style:style style:name="P31" style:family="paragraph" style:parent-style-name="Heading_20_2">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333333" style:font-name="Merriweather Sans" fo:font-size="11.25pt" fo:letter-spacing="normal" fo:font-style="normal" fo:font-weight="normal"/>
    </style:style>
    <style:style style:name="P33"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left="0cm" fo:margin-right="0cm" fo:margin-top="0.635cm" fo:margin-bottom="0.635cm" loext:contextual-spacing="false" fo:orphans="2" fo:widows="2" fo:text-indent="0cm" style:auto-text-indent="false"/>
      <style:text-properties fo:font-variant="normal" fo:text-transform="none" fo:color="#000000" style:font-name="DejaVu Serif" fo:font-size="12pt" fo:letter-spacing="normal" fo:font-style="normal" style:text-underline-style="none" fo:font-weight="normal" officeooo:rsid="000c5f88" officeooo:paragraph-rsid="000c5f88"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cm" fo:margin-right="0cm" fo:margin-top="0.635cm" fo:margin-bottom="0.635cm" loext:contextual-spacing="false" fo:orphans="2" fo:widows="2" fo:text-indent="0cm" style:auto-text-indent="false"/>
      <style:text-properties fo:font-variant="normal" fo:text-transform="none" fo:color="#000000" style:font-name="DejaVu Serif" fo:font-size="12pt" fo:letter-spacing="normal" fo:font-style="normal" style:text-underline-style="none" fo:font-weight="normal" officeooo:rsid="000c5f88" officeooo:paragraph-rsid="000dbb54"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left="0cm" fo:margin-right="0cm" fo:margin-top="0.635cm" fo:margin-bottom="0.635cm" loext:contextual-spacing="false" fo:orphans="2" fo:widows="2" fo:text-indent="0cm" style:auto-text-indent="false"/>
      <style:text-properties fo:font-variant="normal" fo:text-transform="none" fo:color="#000000" style:font-name="DejaVu Serif" fo:font-size="12pt" fo:letter-spacing="normal" fo:font-style="normal" style:text-underline-style="none" fo:font-weight="normal" officeooo:rsid="000c149b" officeooo:paragraph-rsid="000c5f88" style:font-size-asian="12pt" style:font-style-asian="normal" style:font-weight-asian="normal" style:font-size-complex="12pt" style:font-style-complex="normal" style:font-weight-complex="normal"/>
    </style:style>
    <style:style style:name="P37" style:family="paragraph" style:parent-style-name="Heading_20_2">
      <style:paragraph-properties fo:margin-left="0cm" fo:margin-right="0cm" fo:margin-top="0.635cm" fo:margin-bottom="0.635cm" loext:contextual-spacing="false" fo:orphans="2" fo:widows="2" fo:text-indent="0cm" style:auto-text-indent="false"/>
      <style:text-properties fo:font-variant="normal" fo:text-transform="none" fo:color="#000000" style:font-name="DejaVu Serif" fo:font-size="12pt" fo:letter-spacing="normal" fo:font-style="normal" style:text-underline-style="none" fo:font-weight="normal" officeooo:paragraph-rsid="000c5f88" style:font-size-asian="12pt" style:font-style-asian="normal" style:font-weight-asian="normal" style:font-size-complex="12pt" style:font-style-complex="normal" style:font-weight-complex="normal"/>
    </style:style>
    <style:style style:name="P38" style:family="paragraph" style:parent-style-name="Table_20_Contents">
      <style:paragraph-properties fo:margin-left="0cm" fo:margin-right="0cm" fo:orphans="2" fo:widows="2" fo:text-indent="0cm" style:auto-text-indent="false"/>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margin-left="0cm" fo:margin-right="0cm" fo:orphans="2" fo:widows="2" fo:text-indent="0cm" style:auto-text-indent="false"/>
      <style:text-properties fo:font-variant="normal" fo:text-transform="none" fo:color="#000000" style:font-name="DejaVu Serif" fo:font-size="12pt" fo:letter-spacing="normal" fo:font-style="normal" style:text-underline-style="none" fo:font-weight="normal" officeooo:rsid="0009c0fb" officeooo:paragraph-rsid="0009c0fb" style:font-size-asian="12pt" style:font-style-asian="normal" style:font-weight-asian="normal" style:font-size-complex="12pt" style:font-style-complex="normal" style:font-weight-complex="normal"/>
    </style:style>
    <style:style style:name="P40" style:family="paragraph" style:parent-style-name="Table_20_Contents">
      <style:text-properties fo:color="#000000" style:font-name="DejaVu Serif" fo:font-size="12pt" fo:font-style="normal" style:text-underline-style="none" fo:font-weight="normal" officeooo:rsid="0009c0fb" officeooo:paragraph-rsid="0009c0fb" style:font-size-asian="12pt" style:font-style-asian="normal" style:font-weight-asian="normal" style:font-size-complex="12pt" style:font-style-complex="normal" style:font-weight-complex="normal"/>
    </style:style>
    <style:style style:name="P41" style:family="paragraph" style:parent-style-name="Heading_20_2">
      <style:text-properties fo:font-variant="normal" fo:text-transform="none" fo:color="#000000" style:font-name="DejaVu Serif" fo:font-size="12pt" fo:letter-spacing="normal" fo:font-style="normal" style:text-underline-style="none" fo:font-weight="normal" officeooo:paragraph-rsid="000bc3f5" style:font-size-asian="12pt" style:font-style-asian="normal" style:font-weight-asian="normal" style:font-size-complex="12pt" style:font-style-complex="normal" style:font-weight-complex="normal"/>
    </style:style>
    <style:style style:name="P42" style:family="paragraph" style:parent-style-name="Standard">
      <style:text-properties fo:font-variant="normal" fo:text-transform="none" fo:color="#000000" style:font-name="DejaVu Serif" fo:font-size="12pt" fo:letter-spacing="normal" fo:font-style="normal" style:text-underline-style="none" fo:font-weight="normal" officeooo:rsid="000bc3f5" officeooo:paragraph-rsid="000bc3f5" style:font-size-asian="12pt" style:font-style-asian="normal" style:font-weight-asian="normal" style:font-size-complex="12pt" style:font-style-complex="normal" style:font-weight-complex="normal"/>
    </style:style>
    <style:style style:name="P43" style:family="paragraph" style:parent-style-name="Standard">
      <style:text-properties officeooo:paragraph-rsid="0009c0fb"/>
    </style:style>
    <style:style style:name="P44" style:family="paragraph" style:parent-style-name="Text_20_body" style:list-style-name="L1">
      <style:paragraph-properties fo:orphans="2" fo:widows="2"/>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Text_20_body" style:list-style-name="L2">
      <style:paragraph-properties fo:orphans="2" fo:widows="2"/>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Text_20_body">
      <style:text-properties fo:font-variant="normal" fo:text-transform="none" fo:color="#000000" style:font-name="DejaVu Serif" fo:font-size="12pt" fo:letter-spacing="normal" fo:font-style="normal" style:text-underline-style="none" fo:font-weight="bold" officeooo:paragraph-rsid="000bc3f5" style:font-size-asian="12pt" style:font-style-asian="normal" style:font-weight-asian="bold" style:font-size-complex="12pt" style:font-style-complex="normal" style:font-weight-complex="bold"/>
    </style:style>
    <style:style style:name="P47" style:family="paragraph" style:parent-style-name="Text_20_body">
      <style:text-properties fo:font-variant="normal" fo:text-transform="none" fo:color="#000000" style:font-name="DejaVu Serif" fo:font-size="12pt" fo:letter-spacing="normal" fo:font-style="normal" style:text-underline-style="none" fo:font-weight="bold" officeooo:rsid="000e6e7c" officeooo:paragraph-rsid="000e6e7c" style:font-size-asian="12pt" style:font-style-asian="normal" style:font-weight-asian="bold" style:font-size-complex="12pt" style:font-style-complex="normal" style:font-weight-complex="bold"/>
    </style:style>
    <style:style style:name="P48" style:family="paragraph" style:parent-style-name="Text_20_body">
      <style:text-properties fo:font-variant="normal" fo:text-transform="none" fo:color="#000000" style:font-name="DejaVu Serif" fo:font-size="12pt" fo:letter-spacing="normal" fo:font-style="normal" style:text-underline-style="none" fo:font-weight="bold" officeooo:paragraph-rsid="000c149b" style:font-size-asian="12pt" style:font-style-asian="normal" style:font-weight-asian="bold" style:font-size-complex="12pt" style:font-style-complex="normal" style:font-weight-complex="bold"/>
    </style:style>
    <style:style style:name="P49" style:family="paragraph" style:parent-style-name="Text_20_body" style:list-style-name="L1">
      <style:paragraph-properties fo:margin-top="0cm" fo:margin-bottom="0cm" loext:contextual-spacing="false" fo:orphans="2" fo:widows="2"/>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Text_20_body" style:list-style-name="L2">
      <style:paragraph-properties fo:margin-top="0cm" fo:margin-bottom="0cm" loext:contextual-spacing="false" fo:orphans="2" fo:widows="2"/>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officeooo:rsid="0009c0fb"/>
    </style:style>
    <style:style style:name="T2" style:family="text">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font-name="DejaVu Serif" fo:font-size="12pt" fo:letter-spacing="normal" fo:font-style="normal" style:text-underline-style="none" fo:font-weight="normal" officeooo:rsid="000bc3f5"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font-name="DejaVu Serif" fo:font-size="12pt" fo:letter-spacing="normal" fo:font-style="normal" style:text-underline-style="none" fo:font-weight="normal" officeooo:rsid="000c149b" style:font-size-asian="12pt" style:font-style-asian="normal" style:font-weight-asian="normal" style:font-size-complex="12pt" style:font-style-complex="normal" style:font-weight-complex="normal"/>
    </style:style>
    <style:style style:name="T5" style:family="text">
      <style:text-properties fo:font-variant="normal" fo:text-transform="none" fo:letter-spacing="normal"/>
    </style:style>
    <style:style style:name="T6" style:family="text">
      <style:text-properties fo:font-variant="normal" fo:text-transform="none" fo:letter-spacing="normal" officeooo:rsid="000bc3f5"/>
    </style:style>
    <style:style style:name="T7" style:family="text">
      <style:text-properties fo:font-variant="normal" fo:text-transform="none" fo:letter-spacing="normal" officeooo:rsid="000c5f88"/>
    </style:style>
    <style:style style:name="T8" style:family="text">
      <style:text-properties officeooo:rsid="000bc3f5"/>
    </style:style>
    <style:style style:name="T9" style:family="text">
      <style:text-properties fo:color="#000000" style:font-name="DejaVu Serif" fo:font-size="12pt" fo:font-style="normal" style:text-underline-style="none" style:font-size-asian="12pt" style:font-style-asian="normal" style:font-weight-asian="normal" style:font-size-complex="12pt" style:font-style-complex="normal" style:font-weight-complex="normal"/>
    </style:style>
    <style:style style:name="T10" style:family="text">
      <style:text-properties fo:color="#000000" style:font-name="DejaVu Serif" fo:font-size="12pt" fo:font-style="normal" style:text-underline-style="none" fo:font-weight="normal" officeooo:rsid="0009c0fb" style:font-size-asian="12pt" style:font-style-asian="normal" style:font-weight-asian="normal" style:font-size-complex="12pt" style:font-style-complex="normal" style:font-weight-complex="normal"/>
    </style:style>
    <style:style style:name="T11" style:family="text">
      <style:text-properties fo:color="#000000" style:font-name="DejaVu Serif" fo:font-size="12pt" fo:font-style="normal" style:text-underline-style="none" fo:font-weight="normal" officeooo:rsid="00103073" style:font-size-asian="12pt" style:font-style-asian="normal" style:font-weight-asian="normal" style:font-size-complex="12pt" style:font-style-complex="normal" style:font-weight-complex="normal"/>
    </style:style>
    <style:style style:name="T12" style:family="text">
      <style:text-properties fo:color="#000000" style:font-name="DejaVu Serif" fo:font-size="12pt" style:text-underline-style="none" style:font-size-asian="12pt" style:font-style-asian="normal" style:font-weight-asian="normal" style:font-size-complex="12pt" style:font-style-complex="normal" style:font-weight-complex="normal"/>
    </style:style>
    <style:style style:name="T13" style:family="text">
      <style:text-properties fo:color="#000000" style:font-name="DejaVu Serif" fo:font-size="12pt" style:text-underline-style="none" officeooo:rsid="000bc3f5" style:font-size-asian="12pt" style:font-style-asian="normal" style:font-weight-asian="normal" style:font-size-complex="12pt" style:font-style-complex="normal" style:font-weight-complex="normal"/>
    </style:style>
    <style:style style:name="T14" style:family="text">
      <style:text-properties fo:color="#000000" style:font-name="DejaVu Serif" fo:font-size="12pt" style:text-underline-style="none" style:font-size-asian="12pt" style:font-style-asian="normal" style:font-weight-asian="normal" style:font-size-complex="12pt" style:font-style-complex="normal" style:font-weight-complex="normal" loext:padding="0cm" loext:border="none"/>
    </style:style>
    <style:style style:name="T15" style:family="text">
      <style:text-properties fo:color="#000000" style:font-name="DejaVu Serif" fo:font-size="12pt"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000000" style:font-name="DejaVu Serif" fo:font-size="12pt" style:text-underline-style="none" fo:font-weight="normal" style:font-size-asian="12pt" style:font-style-asian="normal" style:font-weight-asian="normal" style:font-size-complex="12pt" style:font-style-complex="normal" style:font-weight-complex="normal" loext:padding="0cm" loext:border="none"/>
    </style:style>
    <style:style style:name="T17" style:family="text">
      <style:text-properties officeooo:rsid="000c149b"/>
    </style:style>
    <style:style style:name="T18" style:family="text">
      <style:text-properties officeooo:rsid="000c5f88"/>
    </style:style>
    <style:style style:name="T19" style:family="text">
      <style:text-properties officeooo:rsid="00103073"/>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TML and CSS assignment</text:p>
      <text:p text:style-name="P43"><text:span text:style-name="T10">Name: </text:span><text:span text:style-name="T11">Shweta Goel</text:span></text:p>
      <text:p text:style-name="P6"/>
      <text:p text:style-name="P7">1. How are inline and block elements different from each other?</text:p>
      <text:p text:style-name="P7"/>
      <table:table table:name="Table1" table:style-name="Table1">
        <table:table-column table:style-name="Table1.A"/>
        <table:table-column table:style-name="Table1.B"/>
        <table:table-row table:style-name="TableLine94148183635344">
          <table:table-cell table:style-name="Table1.A1" office:value-type="string">
            <text:p text:style-name="P40">Inline</text:p>
          </table:table-cell>
          <table:table-cell table:style-name="Table1.B1" office:value-type="string">
            <text:p text:style-name="P40">Block</text:p>
          </table:table-cell>
        </table:table-row>
        <table:table-row table:style-name="TableLine94148181704704">
          <table:table-cell table:style-name="Table1.A2" office:value-type="string">
            <text:p text:style-name="P40">Inline elements does not start on a new line.</text:p>
          </table:table-cell>
          <table:table-cell table:style-name="Table1.B2" office:value-type="string">
            <text:p text:style-name="P40">Block elements start on a new line.</text:p>
          </table:table-cell>
        </table:table-row>
        <table:table-row table:style-name="TableLine94148209085744">
          <table:table-cell table:style-name="Table1.A2" office:value-type="string">
            <text:p text:style-name="P38"><text:span text:style-name="T1">I</text:span>nline element only takes up as much width as necessary.</text:p>
          </table:table-cell>
          <table:table-cell table:style-name="Table1.B2" office:value-type="string">
            <text:p text:style-name="P38"><text:span text:style-name="T1">B</text:span>lock element<text:span text:style-name="T1">s</text:span> always takes up the full width available.</text:p>
          </table:table-cell>
        </table:table-row>
        <table:table-row table:style-name="TableLine94148214241280">
          <table:table-cell table:style-name="Table1.A2" office:value-type="string">
            <text:p text:style-name="P40">Inline elements does not have any margins.</text:p>
          </table:table-cell>
          <table:table-cell table:style-name="Table1.B2" office:value-type="string">
            <text:p text:style-name="P38"><text:span text:style-name="T1">Bl</text:span>ock element<text:span text:style-name="T1">s</text:span> has a top and a bottom margin.</text:p>
          </table:table-cell>
        </table:table-row>
        <table:table-row table:style-name="TableLine94148122525696">
          <table:table-cell table:style-name="Table1.A2" office:value-type="string">
            <text:p text:style-name="P40">Eg: <text:s/>&lt;span&gt;</text:p>
          </table:table-cell>
          <table:table-cell table:style-name="Table1.B2" office:value-type="string">
            <text:p text:style-name="P39">Eg: &lt;div&gt;</text:p>
          </table:table-cell>
        </table:table-row>
      </table:table>
      <text:p text:style-name="P6"/>
      <text:p text:style-name="P6"/>
      <text:p text:style-name="P8"><text:span text:style-name="T1">2. </text:span><text:span text:style-name="T5">.Explain the difference between visibility:hidden and display:none.</text:span></text:p>
      <text:p text:style-name="P3"/>
      <text:p text:style-name="P1"><text:tab/><text:span text:style-name="T8">visibility: hidden means tag will not be visible on the page but gets its allocated space on the page.</text:span></text:p>
      <text:p text:style-name="P2"><text:tab/><text:span text:style-name="T8">display: none means it will be hidden and will take no space on the page.</text:span></text:p>
      <text:p text:style-name="P2"/>
      <text:p text:style-name="P4"><text:span text:style-name="T8">3. </text:span>Explain the clear and float properties.</text:p>
      <text:p text:style-name="P4"/>
      <text:p text:style-name="P10"><text:span text:style-name="T8">-&gt; The float </text:span>property specifies how an element should float.</text:p>
      <text:p text:style-name="P10">The <text:span text:style-name="T8">float </text:span>property can have one of the following values:</text:p>
      <text:list xml:id="list977795273" text:style-name="L1">
        <text:list-item>
          <text:p text:style-name="P49">left - The element floats to the left of its container</text:p>
        </text:list-item>
        <text:list-item>
          <text:p text:style-name="P49">right - The element floats to the right of its container</text:p>
        </text:list-item>
        <text:list-item>
          <text:p text:style-name="P49">none - The element does not float (will be displayed just where it occurs in the text). This is default</text:p>
        </text:list-item>
        <text:list-item>
          <text:p text:style-name="P44">inherit - The element inherits the float value of its parent</text:p>
        </text:list-item>
      </text:list>
      <text:p text:style-name="P9"><text:span text:style-name="T12">-</text:span><text:span text:style-name="T13">&gt;</text:span><text:span text:style-name="T12">The </text:span><text:span text:style-name="T13">clear</text:span><text:span text:style-name="Source_20_Text"><text:span text:style-name="T14"> </text:span></text:span><text:span text:style-name="T12">property specifies what elements can float beside the cleared element and on which side.</text:span></text:p>
      <text:p text:style-name="P22"><text:span text:style-name="T5">The </text:span><text:span text:style-name="T6">clear </text:span><text:span text:style-name="T5">property can have one of the following values:</text:span></text:p>
      <text:list xml:id="list1171502737" text:style-name="L2">
        <text:list-item>
          <text:p text:style-name="P50">none - Allows floating elements on both sides. This is default</text:p>
        </text:list-item>
        <text:list-item>
          <text:p text:style-name="P50">left - No floating elements allowed on the left side</text:p>
        </text:list-item>
        <text:list-item>
          <text:p text:style-name="P50">right- No floating elements allowed on the right side</text:p>
        </text:list-item>
        <text:list-item>
          <text:p text:style-name="P50">both - No floating elements allowed on either the left or the right side</text:p>
        </text:list-item>
        <text:list-item>
          <text:p text:style-name="P45">inherit - The element inherits the clear value of its parent</text:p>
        </text:list-item>
      </text:list>
      <text:p text:style-name="P15"><text:span text:style-name="T5">4. </text:span><text:span text:style-name="T7">E</text:span><text:span text:style-name="T5">xplain difference between absolute, relative,fixed and static.</text:span></text:p>
      <text:h text:style-name="P41" text:outline-level="2">-<text:span text:style-name="T8">&gt;</text:span>Static:</text:h>
      <text:p text:style-name="P20"><text:span text:style-name="Strong_20_Emphasis"><text:span text:style-name="T2"><text:tab/>The default or 'natural' position of block elements on the page. The left, right, top and bottom are ignored then.</text:span></text:span></text:p>
      <text:p text:style-name="P20"><text:soft-page-break/><text:span text:style-name="Strong_20_Emphasis"><text:span text:style-name="T2">-</text:span></text:span><text:span text:style-name="Strong_20_Emphasis"><text:span text:style-name="T3">&gt; Relative:</text:span></text:span></text:p>
      <text:p text:style-name="P20"><text:span text:style-name="Strong_20_Emphasis"><text:span text:style-name="T3"><text:tab/>Positions the element in normal flow, meaning the place it normally should be in, and adds the values given by </text:span></text:span><text:span text:style-name="Strong_20_Emphasis"><text:span text:style-name="Emphasis"><text:span text:style-name="T3">left, right, top </text:span></text:span></text:span><text:span text:style-name="Strong_20_Emphasis"><text:span text:style-name="T3">and</text:span></text:span><text:span text:style-name="Emphasis"><text:span text:style-name="T3"> </text:span></text:span><text:span text:style-name="Strong_20_Emphasis"><text:span text:style-name="Emphasis"><text:span text:style-name="T3">bottom</text:span></text:span></text:span><text:span text:style-name="Strong_20_Emphasis"><text:span text:style-name="T3"> to the position</text:span></text:span></text:p>
      <text:p text:style-name="P21"><text:span text:style-name="Strong_20_Emphasis"><text:span text:style-name="T3">-&gt;Absolute:</text:span></text:span></text:p>
      <text:p text:style-name="P21"><text:span text:style-name="Strong_20_Emphasis"><text:span text:style-name="T3"><text:tab/>Removes the element from the flow of content and allows it to be positioned in relation to the HTML document.ositions the element in the coordinates given by </text:span></text:span><text:span text:style-name="Strong_20_Emphasis"><text:span text:style-name="Emphasis"><text:span text:style-name="T3">left, right, top </text:span></text:span></text:span><text:span text:style-name="Strong_20_Emphasis"><text:span text:style-name="T3">and</text:span></text:span><text:span text:style-name="Emphasis"><text:span text:style-name="T3"> </text:span></text:span><text:span text:style-name="Strong_20_Emphasis"><text:span text:style-name="Emphasis"><text:span text:style-name="T3">bottom</text:span></text:span></text:span><text:span text:style-name="Strong_20_Emphasis"><text:span text:style-name="T3"> inside the first ancestor with position property set to anything except static.<text:tab/></text:span></text:span></text:p>
      <text:p text:style-name="P14"><text:span text:style-name="T5">-</text:span><text:span text:style-name="T6">&gt; Fixed:</text:span></text:p>
      <text:p text:style-name="P12"><text:span text:style-name="T3"><text:tab/></text:span><text:span text:style-name="Strong_20_Emphasis"><text:span text:style-name="T3">Removes elements from the flow of the HTML and allows them to be positioned anywhere. Is the same as </text:span></text:span><text:span text:style-name="Strong_20_Emphasis"><text:span text:style-name="Emphasis"><text:span text:style-name="T3">absolute</text:span></text:span></text:span><text:span text:style-name="Strong_20_Emphasis"><text:span text:style-name="T3">, but the difference is that the element is positioned inside the viewport. The "viewport" is the recatngular area of a web page that your web browser displays at a time</text:span></text:span></text:p>
      <text:p text:style-name="P46">5. Write the HTML code to create a table in which there are 4 columns( ID , Employee Name, Designation, Department) and at least 6 rows. Also do some styling to it.</text:p>
      <text:p text:style-name="P47">HTML File</text:p>
      <text:p text:style-name="P17">&lt;!DOCTYPE html&gt;</text:p>
      <text:p text:style-name="P17">&lt;html&gt;</text:p>
      <text:p text:style-name="P17"><text:s text:c="4"/>&lt;head&gt;</text:p>
      <text:p text:style-name="P17"><text:s text:c="8"/>&lt;title&gt;First Page&lt;/title&gt;</text:p>
      <text:p text:style-name="P17"><text:s text:c="8"/>&lt;link href="style.css" rel="stylesheet"&gt;</text:p>
      <text:p text:style-name="P17"><text:s text:c="4"/>&lt;/head&gt;</text:p>
      <text:p text:style-name="P17"><text:s text:c="4"/>&lt;body&gt;</text:p>
      <text:p text:style-name="P17"><text:s text:c="8"/>&lt;h1&gt; Student's Table&lt;/h1&gt;</text:p>
      <text:p text:style-name="P17"><text:s text:c="8"/>&lt;table&gt;</text:p>
      <text:p text:style-name="P17"><text:s text:c="12"/>&lt;thead&gt;</text:p>
      <text:p text:style-name="P17"><text:s text:c="16"/>&lt;th&gt;ID&lt;/th&gt;</text:p>
      <text:p text:style-name="P17"><text:s text:c="16"/>&lt;th&gt;Employee Name&lt;/th&gt;</text:p>
      <text:p text:style-name="P17"><text:s text:c="16"/>&lt;th&gt;Designation&lt;/th&gt;</text:p>
      <text:p text:style-name="P17"><text:s text:c="16"/>&lt;th&gt;Department&lt;/th&gt;</text:p>
      <text:p text:style-name="P17"><text:s text:c="12"/>&lt;/thead&gt;</text:p>
      <text:p text:style-name="P17"><text:s text:c="12"/>&lt;tr&gt;</text:p>
      <text:p text:style-name="P17"><text:s text:c="16"/>&lt;td&gt;T01&lt;/td&gt;</text:p>
      <text:p text:style-name="P17"><text:s text:c="16"/>&lt;td&gt;Ravi&lt;/td&gt;</text:p>
      <text:p text:style-name="P17"><text:s text:c="16"/>&lt;td&gt;Software Engineer&lt;/td&gt;</text:p>
      <text:p text:style-name="P17"><text:soft-page-break/><text:s text:c="16"/>&lt;td&gt;IT&lt;/td&gt;</text:p>
      <text:p text:style-name="P17"><text:s text:c="12"/>&lt;/tr&gt;</text:p>
      <text:p text:style-name="P17"><text:s text:c="12"/>&lt;tr&gt;</text:p>
      <text:p text:style-name="P17"><text:s text:c="16"/>&lt;td&gt;T24&lt;/td&gt;</text:p>
      <text:p text:style-name="P17"><text:s text:c="16"/>&lt;td&gt;Rishabh&lt;/td&gt;</text:p>
      <text:p text:style-name="P17"><text:s text:c="16"/>&lt;td&gt;Designer&lt;/td&gt;</text:p>
      <text:p text:style-name="P17"><text:s text:c="16"/>&lt;td&gt;Content Analysis&lt;/td&gt;</text:p>
      <text:p text:style-name="P17"><text:s text:c="12"/>&lt;/tr&gt;</text:p>
      <text:p text:style-name="P17"><text:s text:c="12"/>&lt;tr&gt;</text:p>
      <text:p text:style-name="P17"><text:s text:c="16"/>&lt;td&gt;T19&lt;/td&gt;</text:p>
      <text:p text:style-name="P17"><text:s text:c="16"/>&lt;td&gt;Virat&lt;/td&gt;</text:p>
      <text:p text:style-name="P17"><text:s text:c="16"/>&lt;td&gt;Accounting Manager&lt;/td&gt;</text:p>
      <text:p text:style-name="P17"><text:s text:c="16"/>&lt;td&gt;Accounts&lt;/td&gt;</text:p>
      <text:p text:style-name="P17"><text:s text:c="12"/>&lt;/tr&gt;</text:p>
      <text:p text:style-name="P17"><text:s text:c="12"/>&lt;tr&gt;</text:p>
      <text:p text:style-name="P17"><text:s text:c="16"/>&lt;td&gt;T22&lt;/td&gt;</text:p>
      <text:p text:style-name="P17"><text:s text:c="16"/>&lt;td&gt;Rohit&lt;/td&gt;</text:p>
      <text:p text:style-name="P17"><text:s text:c="16"/>&lt;td&gt;Junior Engineer&lt;/td&gt;</text:p>
      <text:p text:style-name="P17"><text:s text:c="16"/>&lt;td&gt;IT&lt;/td&gt;</text:p>
      <text:p text:style-name="P17"><text:s text:c="12"/>&lt;/tr&gt;</text:p>
      <text:p text:style-name="P17"><text:s text:c="12"/>&lt;tr&gt;</text:p>
      <text:p text:style-name="P17"><text:s text:c="16"/>&lt;td&gt;T34&lt;/td&gt;</text:p>
      <text:p text:style-name="P17"><text:s text:c="16"/>&lt;td&gt;Sundar&lt;/td&gt;</text:p>
      <text:p text:style-name="P17"><text:s text:c="16"/>&lt;td&gt;Customer Support Asscoiate&lt;/td&gt;</text:p>
      <text:p text:style-name="P17"><text:s text:c="16"/>&lt;td&gt;Customer Services&lt;/td&gt;</text:p>
      <text:p text:style-name="P17"><text:s text:c="12"/>&lt;/tr&gt;</text:p>
      <text:p text:style-name="P17"><text:s text:c="12"/>&lt;tr&gt;</text:p>
      <text:p text:style-name="P17"><text:s text:c="16"/>&lt;td&gt;T44&lt;/td&gt;</text:p>
      <text:p text:style-name="P17"><text:s text:c="16"/>&lt;td&gt;Jasprit&lt;/td&gt;</text:p>
      <text:p text:style-name="P17"><text:s text:c="16"/>&lt;td&gt;Project Manager&lt;/td&gt;</text:p>
      <text:p text:style-name="P17"><text:s text:c="16"/>&lt;td&gt;IT&lt;/td&gt;</text:p>
      <text:p text:style-name="P17"><text:s text:c="12"/>&lt;/tr&gt;</text:p>
      <text:p text:style-name="P17"><text:s text:c="12"/>&lt;tr&gt;</text:p>
      <text:p text:style-name="P17"><text:s text:c="16"/>&lt;td&gt;T40&lt;/td&gt;</text:p>
      <text:p text:style-name="P17"><text:s text:c="16"/>&lt;td&gt;Shubhman&lt;/td&gt;</text:p>
      <text:p text:style-name="P17"><text:s text:c="16"/>&lt;td&gt;Junior Accountant&lt;/td&gt;</text:p>
      <text:p text:style-name="P17"><text:soft-page-break/><text:s text:c="16"/>&lt;td&gt;Accounts&lt;/td&gt;</text:p>
      <text:p text:style-name="P17"><text:s text:c="12"/>&lt;/tr&gt;</text:p>
      <text:p text:style-name="P17"><text:s text:c="8"/>&lt;/table&gt;</text:p>
      <text:p text:style-name="P17"><text:s text:c="4"/>&lt;/body&gt;</text:p>
      <text:p text:style-name="P17">&lt;/html&gt;</text:p>
      <text:p text:style-name="P17"/>
      <text:p text:style-name="P16">CSS File</text:p>
      <text:p text:style-name="P18">h1{</text:p>
      <text:p text:style-name="P18"><text:s text:c="4"/>text-align: center;</text:p>
      <text:p text:style-name="P18"><text:s text:c="4"/>color:blue <text:s text:c="2"/></text:p>
      <text:p text:style-name="P18">}</text:p>
      <text:p text:style-name="P18"/>
      <text:p text:style-name="P18">table,th,td{</text:p>
      <text:p text:style-name="P18"><text:s text:c="4"/>border: 2px solid black;</text:p>
      <text:p text:style-name="P18"><text:s text:c="4"/>margin-left: 100px;</text:p>
      <text:p text:style-name="P18"><text:s text:c="4"/>margin-top:40px;</text:p>
      <text:p text:style-name="P18"><text:s text:c="4"/>border-collapse: collapse;</text:p>
      <text:p text:style-name="P18">}</text:p>
      <text:p text:style-name="P18">th,td {</text:p>
      <text:p text:style-name="P18"><text:s text:c="4"/>text-align: center;</text:p>
      <text:p text:style-name="P18">}</text:p>
      <text:p text:style-name="P18">tr:hover {</text:p>
      <text:p text:style-name="P18"><text:s text:c="4"/>background-color: cadetblue;</text:p>
      <text:p text:style-name="P18">}</text:p>
      <text:p text:style-name="P46">6. Why do we use meta tags?</text:p>
      <text:p text:style-name="P13"><text:span text:style-name="T2">Meta tags </text:span><text:span text:style-name="T3">are</text:span><text:span text:style-name="T2"> used for a wide variety of metadata–data that describes other data. </text:span><text:span text:style-name="Strong_20_Emphasis"><text:span text:style-name="T2">Meta tags are part of the HTML tags that describe your page content to search engines and website visitors. The Meta tags appear only in the page’s code and anyone can check them via source code. </text:span></text:span><text:span text:style-name="Strong_20_Emphasis"><text:span text:style-name="T4">But the most importantly, i</text:span></text:span><text:span text:style-name="Strong_20_Emphasis"><text:span text:style-name="T2">n SEO (Search Engine Optimization) meta tags still play an important role.</text:span></text:span></text:p>
      <text:p text:style-name="P48">7. Explain box model.</text:p>
      <text:p text:style-name="P24">CSS box model is a rectangular space around a HTML element which defines border, padding and margin. It is used to create the design and layout of web pages. It can be used as a toolkit for customizing the layout of different elements</text:p>
      <text:p text:style-name="P33"><text:soft-page-break/>Border:- This defines the maximum area in which the element will be contained. We can make the border visible, invisible, define height and width etc.</text:p>
      <text:p text:style-name="P33">Padding:- This defines the spacing between border and element.</text:p>
      <text:p text:style-name="P33">Margin:- This defines the spacing between border and any neighboring elements.</text:p>
      <text:p text:style-name="P32"><text:span text:style-name="Strong_20_Emphasis"><text:span text:style-name="T16">Content Area: </text:span></text:span><text:span text:style-name="T12">This area consists of content like text, image, or other media content. It is bounded by the content edge and its dimensions are given by content box width and height.</text:span></text:p>
      <text:p text:style-name="P24"/>
      <text:p text:style-name="P29">8. What are the different types of CSS Selectors?</text:p>
      <text:p text:style-name="P23"><text:span text:style-name="Strong_20_Emphasis"><text:span text:style-name="T15">CSS selectors </text:span></text:span><text:span text:style-name="T12">are used </text:span><text:span text:style-name="Emphasis"><text:span text:style-name="T9">to select the content you want to style</text:span></text:span><text:span text:style-name="T12">. Selectors are the part of CSS rule set.</text:span></text:p>
      <text:p text:style-name="P24">There are several different types of selectors in CSS:</text:p>
      <text:h text:style-name="P31" text:outline-level="2"><text:span text:style-name="T17">1. </text:span>The element Selector: The element selector selects HTML elements based on the <text:span text:style-name="T17">common </text:span>element name <text:span text:style-name="T17">like p, h1, span etc.</text:span></text:h>
      <text:p text:style-name="P27">Eg: </text:p>
      <text:p text:style-name="P27">p{ <text:s text:c="2"/></text:p>
      <text:p text:style-name="P27">font-size: 20px;</text:p>
      <text:p text:style-name="P27">background-color: blue;</text:p>
      <text:p text:style-name="P27">}</text:p>
      <text:p text:style-name="P27"/>
      <text:p text:style-name="P25"><text:span text:style-name="T17">2. </text:span>T<text:span text:style-name="T17">he ID selector: </text:span>he id selector selects the id attribute of an HTML element to select a specific element. An id is always unique within the page so it is chosen to select a single, unique element. It is written with the hash character (#), followed by the id of the element.</text:p>
      <text:p text:style-name="P27">Eg: </text:p>
      <text:p text:style-name="P27">#head1 {</text:p>
      <text:p text:style-name="P27">color: red;</text:p>
      <text:p text:style-name="P27">}</text:p>
      <text:p text:style-name="P27"/>
      <text:p text:style-name="P25"><text:span text:style-name="T17">3. The Class selector: <text:s/></text:span>The class selector selects HTML elements with a specific class attribute. <text:span text:style-name="T17">Same class name can be given to more than one element and one element canbe given more than one class name. T</text:span>o select elements with a specific class, write a period (.) character, followed by the class name.</text:p>
      <text:p text:style-name="P27"><text:soft-page-break/>Eg:</text:p>
      <text:p text:style-name="P27">.cred {</text:p>
      <text:p text:style-name="P27">color: red;</text:p>
      <text:p text:style-name="P27">text-align: centre;</text:p>
      <text:p text:style-name="P27">}</text:p>
      <text:h text:style-name="P37" text:outline-level="2"><text:span text:style-name="T18">4. </text:span>The Universal Selector : <text:s/>The universal selector (*) selects all HTML elements <text:span text:style-name="T18">on the page. </text:span></text:h>
      <text:p text:style-name="P35">Eg: </text:p>
      <text:p text:style-name="P35">* {</text:p>
      <text:p text:style-name="P34">color: black;</text:p>
      <text:p text:style-name="P34">}</text:p>
      <text:p text:style-name="P19"><text:span text:style-name="T18">5. The Group selector: <text:s/></text:span>The grouping selector is used to select all the elements with the same style definitions. Grouping selector is used to minimize the code. Commas are used to separate each selector in grouping</text:p>
      <text:p text:style-name="P36">Eg:</text:p>
      <text:p text:style-name="P36">h1,h2,p{</text:p>
      <text:p text:style-name="P36">color: black;</text:p>
      <text:p text:style-name="P36">font-size: 20px;</text:p>
      <text:p text:style-name="P36">}</text:p>
      <text:p text:style-name="P29">9. Define Doctype.</text:p>
      <text:p text:style-name="P24"><text:soft-page-break/>A doctype or document type declaration is an instruction that tells the web browser about the markup language in which the current page is written. The Doctype is not an element or tag, it lets the browser know about the version of or standard of HTML or any other markup language that is being used in the document. It is a null element which does not contain the closing tag, and must not include any content within it.</text:p>
      <text:p text:style-name="P28">Syntax: <text:s/>&lt;!DOCTYPE html&gt;</text:p>
      <text:p text:style-name="P28"/>
      <text:p text:style-name="P29">10. Explain 5 HTML5 semantic tags.</text:p>
      <text:p text:style-name="P24">HTML5 introduces a number of elements mainly for better document structure. These elements are known as semantic elements. <text:span text:style-name="T18">T</text:span>he semantic elements are elements with a meaning <text:span text:style-name="T18">and better names.</text:span></text:p>
      <text:p text:style-name="P26"><text:span text:style-name="T18">Some semantic tags are:<text:line-break/>1. &lt;header&gt; element: T</text:span>he &lt;header&gt; element is used to group the header elements of a document. You can include main headings, major navigation links or even the website logo inside the &lt;header&gt; element.</text:p>
      <text:p text:style-name="P28"/>
      <text:p text:style-name="P26"><text:span text:style-name="T18">2. &lt;footer&gt; element : T</text:span>he &lt;footer&gt; element is used to define a footer section of a document. A footer normally contains information about the data such as who wrote it, additional references, links to related documents or even copyright data. Footers need not necessarily appear at the end of the page.</text:p>
      <text:p text:style-name="P26"/>
      <text:p text:style-name="P30"><text:span text:style-name="T7">3. &lt;article&gt; element: The &lt;article&gt; element specifies independent, self-contained content. </text:span><text:span text:style-name="T5">An article should make sense on its own, and it should be possible to distribute it independently from the rest of the web site.</text:span></text:p>
      <text:p text:style-name="P26"/>
      <text:p text:style-name="P26"><text:span text:style-name="T18">4. &lt;section&gt; element: </text:span>The &lt;section&gt; element is a generic element used to define a section of your document. This element is normally used to display a section which includes logically connected or grouped content. Each section can have its own &lt;header&gt;, &lt;footer&gt; or &lt;article&gt; elements.</text:p>
      <text:p text:style-name="P26"/>
      <text:p text:style-name="P26"><text:span text:style-name="T18">5. &lt;nav&gt; element: </text:span>Navigation menus are very common in websites and &lt;nav&gt; element is used to hold a set of hyperlinks that link to another part within the same webpage, another webpage within the same website or even another website. You can define a horizontal or a vertical navigation menu using the &lt;nav&gt; element. It is not necessary to add all links inside a &lt;nav&gt; element.</text:p>
      <text:p text:style-name="P42"><text:s/></text:p>
      <text:p text:style-name="P11"><text:soft-page-break/>11. Create HTML for web-page.jpg.</text:p>
      <text:p text:style-name="P29"/>
      <text:p text:style-name="P29">12. Create HTML for form.png.</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Consolas" svg:font-family="Consolas, 'courier new'"/>
    <style:font-face style:name="Lato" svg:font-family="Lato, 'Noto Kufi Arabic', sans-serif"/>
    <style:font-face style:name="Lohit Devanagari1" svg:font-family="'Lohit Devanagari'"/>
    <style:font-face style:name="Merriweather Sans" svg:font-family="'Merriweather Sans', sans-serif"/>
    <style:font-face style:name="Montserrat" svg:font-family="Montserrat, sans-serif"/>
    <style:font-face style:name="Source Sans Pro" svg:font-family="'Source Sans Pro', Helvetica, Arial, sans-serif"/>
    <style:font-face style:name="Verdana" svg:font-family="Verdana, sans-serif"/>
    <style:font-face style:name="helvetica" svg:font-family="helvetica, arial, sans-serif"/>
    <style:font-face style:name="urw-din" svg:font-family="urw-din, sans-serif"/>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9T15:45:08.002580778</meta:creation-date>
    <dc:date>2021-09-16T20:29:45.130884404</dc:date>
    <meta:editing-duration>PT11M7S</meta:editing-duration>
    <meta:editing-cycles>4</meta:editing-cycles>
    <meta:generator>LibreOffice/6.4.7.2$Linux_X86_64 LibreOffice_project/40$Build-2</meta:generator>
    <meta:document-statistic meta:table-count="1" meta:image-count="0" meta:object-count="0" meta:page-count="8" meta:paragraph-count="170" meta:word-count="1392" meta:character-count="9131" meta:non-whitespace-character-count="7103"/>
  </office:meta>
</office:document-meta>
</file>